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”en”&gt;</text:p>
      <text:p text:style-name="Normal">&lt;head&gt;</text:p>
      <text:p text:style-name="Normal"><text:s text:c="2"/>&lt;meta charset=”UTF-8”&gt;</text:p>
      <text:p text:style-name="Normal"><text:s text:c="2"/>&lt;meta name=”viewport” content=”width=device-width, initial-scale=1.0”&gt;</text:p>
      <text:p text:style-name="Normal"><text:s text:c="2"/>&lt;title&gt;Admin Login – BBA Study Material&lt;/title&gt;</text:p>
      <text:p text:style-name="Normal"><text:s text:c="2"/>&lt;link rel=”stylesheet” href=”style.css”&gt;</text:p>
      <text:p text:style-name="Normal"><text:s text:c="2"/>&lt;link href=<text:a xlink:href="https://fonts.googleapis.com/css2?family=Poppins:wght@400;600&amp;display=swap" office:target-frame-name="_top" xlink:show="replace"><text:span text:style-name="Hyperlink">https://fonts.googleapis.com/css2?family=Poppins:wght@400;600&amp;display=swap</text:span></text:a><text:s/>rel=”stylesheet”&gt;</text:p>
      <text:p text:style-name="Normal"><text:s text:c="2"/>&lt;script&gt;</text:p>
      <text:p text:style-name="Normal"><text:s text:c="4"/>Function checkPassword() {</text:p>
      <text:p text:style-name="Normal"><text:s text:c="6"/>Const password = document.getElementById(“password”).value;</text:p>
      <text:p text:style-name="Normal"><text:s text:c="6"/>If (password === “7864”) {</text:p>
      <text:p text:style-name="Normal"><text:s text:c="8"/>Window.location.href = “upload.html”; // Redirect to upload page</text:p>
      <text:p text:style-name="Normal"><text:s text:c="6"/>} else {</text:p>
      <text:p text:style-name="Normal"><text:s text:c="8"/>Alert(“Incorrect Password!”);</text:p>
      <text:p text:style-name="Normal"><text:s text:c="6"/>}</text:p>
      <text:p text:style-name="Normal"><text:s text:c="4"/>}</text:p>
      <text:p text:style-name="Normal"><text:s text:c="2"/>&lt;/script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div class=”header-content”&gt;</text:p>
      <text:p text:style-name="Normal"><text:s text:c="6"/>&lt;h1&gt;Admin Login&lt;/h1&gt;</text:p>
      <text:p text:style-name="Normal"><text:s text:c="6"/>&lt;p&gt;Upload notes for BBA Study Material&lt;/p&gt;</text:p>
      <text:p text:style-name="Normal"><text:s text:c="4"/>&lt;/div&gt;</text:p>
      <text:p text:style-name="Normal"><text:s text:c="2"/>&lt;/header&gt;</text:p>
      <text:p text:style-name="Normal"><text:s text:c="2"/>&lt;main&gt;</text:p>
      <text:p text:style-name="Normal"><text:s text:c="4"/>&lt;div class=”admin-login”&gt;</text:p>
      <text:p text:style-name="Normal"><text:s text:c="6"/>&lt;h2&gt;Enter Admin Password&lt;/h2&gt;</text:p>
      <text:p text:style-name="Normal"><text:s text:c="6"/>&lt;input type=”password” id=”password” placeholder=”Enter Password”&gt;</text:p>
      <text:p text:style-name="Normal"><text:s text:c="6"/>&lt;button onclick=”checkPassword()”&gt;Submit&lt;/button&gt;</text:p>
      <text:p text:style-name="Normal"><text:s text:c="4"/>&lt;/div&gt;</text:p>
      <text:p text:style-name="Normal"><text:s text:c="2"/>&lt;/main&gt;</text:p>
      <text:p text:style-name="Normal"><text:s text:c="2"/>&lt;footer&gt;</text:p>
      <text:p text:style-name="Normal"><text:s text:c="4"/>&lt;p&gt;Contact for queries: &lt;a href=<text:a xlink:href="https://wa.me/919972819262" office:target-frame-name="_top" xlink:show="replace"><text:span text:style-name="Hyperlink">https://wa.me/919972819262</text:span></text:a>&gt;9972819262&lt;/a&gt;&lt;/p&gt;</text:p>
      <text:p text:style-name="Normal"><text:s text:c="2"/>&lt;/footer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hahuddin Nizamudhin Bhodan</meta:initial-creator>
    <dc:creator>Sabhahuddin Nizamudhin Bhodan</dc:creator>
    <meta:creation-date>2025-03-22T20:24:00Z</meta:creation-date>
    <dc:date>2025-03-22T20:24:00Z</dc:date>
    <meta:template xlink:href="Normal.dotm" xlink:type="simple"/>
    <meta:editing-cycles>2</meta:editing-cycles>
    <meta:editing-duration>PT60S</meta:editing-duration>
    <meta:document-statistic meta:page-count="1" meta:paragraph-count="2" meta:word-count="189" meta:character-count="1265" meta:row-count="8" meta:non-whitespace-character-count="1078"/>
  </office:meta>
</office:document-meta>
</file>